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style:font-size-asian="14pt" style:font-size-complex="14pt"/>
    </style:style>
    <style:style style:name="P11" style:family="paragraph" style:parent-style-name="Standard">
      <style:paragraph-properties fo:text-align="justify" style:justify-single-word="false"/>
      <style:text-properties fo:font-size="18pt" style:font-size-asian="18pt" style:font-size-complex="18pt"/>
    </style:style>
    <style:style style:name="P12" style:family="paragraph" style:parent-style-name="Standard">
      <style:paragraph-properties fo:text-align="justify" style:justify-single-word="false"/>
      <style:text-properties fo:font-size="18pt" fo:font-weight="normal" style:font-size-asian="18pt" style:font-weight-asian="normal" style:font-size-complex="18pt" style:font-weight-complex="normal"/>
    </style:style>
    <style:style style:name="P13"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14" style:family="paragraph" style:parent-style-name="Standard">
      <style:paragraph-properties fo:text-align="center"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1" style:family="paragraph" style:parent-style-name="Standard">
      <style:paragraph-properties fo:text-align="justify" style:justify-single-word="false"/>
      <style:text-properties fo:font-size="12pt" style:font-size-asian="12pt" style:font-size-complex="12pt"/>
    </style:style>
    <style:style style:name="P22" style:family="paragraph" style:parent-style-name="Standard" style:list-style-name="L1">
      <style:paragraph-properties fo:text-align="justify" style:justify-single-word="false"/>
      <style:text-properties fo:font-size="12pt" fo:font-style="italic" style:font-size-asian="10.5pt" style:font-style-asian="italic" style:font-size-complex="12pt" style:font-style-complex="italic"/>
    </style:style>
    <style:style style:name="P23" style:family="paragraph" style:parent-style-name="Standard" style:list-style-name="L2">
      <style:paragraph-properties fo:text-align="justify" style:justify-single-word="false"/>
      <style:text-properties fo:font-size="12pt" fo:font-style="italic" style:text-underline-style="none" style:font-size-asian="12pt" style:font-style-asian="italic" style:font-size-complex="12pt" style:font-style-complex="italic"/>
    </style:style>
    <style:style style:name="P24" style:family="paragraph" style:parent-style-name="Standard" style:list-style-name="L6">
      <style:paragraph-properties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5" style:family="paragraph" style:parent-style-name="Standard" style:list-style-name="L7">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4">
      <style:paragraph-properties fo:text-align="justify" style:justify-single-word="false"/>
      <style:text-properties fo:font-size="12pt" style:font-size-asian="10.5pt" style:font-size-complex="12pt"/>
    </style:style>
    <style:style style:name="P2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7">
      <style:paragraph-properties fo:text-align="justify" style:justify-single-word="false"/>
      <style:text-properties fo:font-size="12pt" fo:font-weight="normal" style:font-size-asian="12pt" style:font-weight-asian="normal" style:font-size-complex="12pt" style:font-weight-complex="normal"/>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3">
      <style:paragraph-properties fo:text-align="justify" style:justify-single-word="false"/>
    </style:style>
    <style:style style:name="P31" style:family="paragraph" style:parent-style-name="Standard" style:list-style-name="L5">
      <style:paragraph-properties fo:text-align="justify" style:justify-single-word="false"/>
    </style:style>
    <style:style style:name="P32" style:family="paragraph" style:parent-style-name="Standard" style:list-style-name="L2">
      <style:paragraph-properties fo:text-align="justify" style:justify-single-word="false"/>
      <style:text-properties fo:font-style="italic" style:font-style-asian="italic" style:font-style-complex="italic"/>
    </style:style>
    <style:style style:name="P33" style:family="paragraph" style:parent-style-name="Standard" style:list-style-name="L5">
      <style:paragraph-properties fo:text-align="justify" style:justify-single-word="false"/>
      <style:text-properties fo:font-style="italic" style:font-style-asian="italic" style:font-style-complex="italic"/>
    </style:style>
    <style:style style:name="P34"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35" style:family="paragraph" style:parent-style-name="Standard">
      <style:paragraph-properties fo:text-align="justify" style:justify-single-word="false"/>
      <style:text-properties fo:font-size="14pt" fo:font-style="normal" style:text-underline-style="none"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font-size="14pt" fo:font-style="normal" style:text-underline-style="none" style:font-size-asian="12pt" style:font-style-asian="normal" style:font-size-complex="14pt" style:font-style-complex="normal"/>
    </style:style>
    <style:style style:name="P37"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ize-asian="12pt" style:font-style-asian="normal" style:font-style-complex="normal"/>
    </style:style>
    <style:style style:name="T5" style:family="text">
      <style:text-properties style:font-size-asian="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normal" style:font-size-asian="10.5pt" style:font-style-asian="normal" style:font-size-complex="12pt" style:font-style-complex="normal"/>
    </style:style>
    <style:style style:name="T9" style:family="text">
      <style:text-properties fo:font-size="12pt" style:font-size-asian="12pt" style:font-size-complex="12pt"/>
    </style:style>
    <style:style style:name="T10"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P C++ 4 : Gestionnaire de formes</text:p>
      <text:p text:style-name="P38">Document de conception</text:p>
      <text:p text:style-name="P14"/>
      <text:p text:style-name="P8">B3334 : VICENTE Olivier, SORIN Nicolas</text:p>
      <text:p text:style-name="P16">Rendu : Vendredi 5 février 2016</text:p>
      <text:p text:style-name="P19"/>
      <text:p text:style-name="P1"/>
      <text:p text:style-name="P1"/>
      <text:p text:style-name="P12">Introduction</text:p>
      <text:p text:style-name="P9"/>
      <text:p text:style-name="P1">Ce programme a pour but de gérer une collection de formes géométriques de différents types. Il doit permettre d'ajouter des rectangles, segments, polygones convexes et des formes composées d'autres formes. Diverses opérations peuvent être réalisées sur ces formes (voir cahier des charges). Le programme s'utilise en ligne de commande.</text:p>
      <text:p text:style-name="P1"/>
      <text:p text:style-name="P11">Définition du vocabulaire</text:p>
      <text:p text:style-name="P7"/>
      <text:p text:style-name="P2"><text:span text:style-name="T5">— Object</text:span> : Classe générique désignant une forme. Toutes les classes spécifiques en héritent.</text:p>
      <text:p text:style-name="P2"><text:span text:style-name="T5">— Command</text:span> : Classe abstraite générique désignant une commande <text:span text:style-name="T1">qui modifie le modèle</text:span><text:span text:style-name="T3">. Les commandes informatives (qui ne modifient pas le modèle) n'ont pas de classe associée.</text:span></text:p>
      <text:p text:style-name="P3">— Controller : Partie du programme qui gère les entrées/sorties et interprète les commandes.</text:p>
      <text:p text:style-name="P2"><text:span text:style-name="T5">—</text:span> Model : Partie du programme qui stocke les objets et gère la mémoire. Le modèle est composé d'un dictionnaire d'objets.</text:p>
      <text:p text:style-name="P7"/>
      <text:p text:style-name="P11">Choix généraux</text:p>
      <text:p text:style-name="P3"/>
      <text:p text:style-name="P3">Afin de faciliter l'ajout de nouvelles fonctionnalités, nous avons opté pour le design pattern MVC. Dans ce cas précis, notre programme ne comporte qu'un contrôleur et un modèle, puisqu'il n'y a aucun élément d'affichage complexe. Le contrôleur se charge donc de renvoyer les sorties, qui sont très simples. Nous avons donc implémenté deux types d'objets.</text:p>
      <text:p text:style-name="P3"/>
      <text:p text:style-name="P3">Le contrôleur est composé de la fonction main (interprétation basique des commandes) et de toutes les classes héritant de Command. Une fois l'entrée de l'utilisateur interprétée, deux scénarios sont possibles suivant la commande. Si la commande ne modifie pas le modèle, on appelle simplement une fonction du contrôleur (indépendante de toute classe). Si la commande modifie le modèle, on instancie un objet du type correspondant, on exécute la commande, qui est stockée dans une file double en cas de succès. En cas d'échec, la commande est supprimée. Chacune de ces commandes reçoit une référence vers le modèle pour y effectuer des modifications. Ces modifications peuvent être annulées via la fonctionnalité UNDO et rétablies via la fonctionnalité REDO. Jusqu'à 20 commandes peuvent être stockées dans la file double, et donc annulées. Il n'est possible d'annuler qu'une seule commande.</text:p>
      <text:p text:style-name="P3"/>
      <text:p text:style-name="P3">Le modèle est composé d'un dictionnaire contenant des objets héritant de Object. La mémoire pour ces objets est allouée dynamiquement afin de limiter au maximum les copies pour une gestion de la mémoire au plus juste. Les objets sont manipulés par les commandes du contrôleur.</text:p>
      <text:p text:style-name="P11"/>
      <text:p text:style-name="P11"/>
      <text:p text:style-name="P11"><text:soft-page-break/>Spécifications des classes </text:p>
      <text:p text:style-name="P11"/>
      <text:p text:style-name="P3">Dans cette section seront détaillés l’utilisation des méthodes et attributs des différentes classes. Du fait de l'héritage, les classes ont un fonctionnement normalisé.</text:p>
      <text:p text:style-name="P3"/>
      <text:p text:style-name="P15">Command</text:p>
      <text:p text:style-name="P15"/>
      <text:p text:style-name="P7">Rôle </text:p>
      <text:p text:style-name="P7"/>
      <text:p text:style-name="P2">Les classes héritant de Command ont pour rôle de manipuler le modèle, tout en étant stockable pour pouvoir être annulées si besoin. Elles ont une structure commune.</text:p>
      <text:p text:style-name="P2"/>
      <text:p text:style-name="P7">Attributs communs</text:p>
      <text:p text:style-name="P7"/>
      <text:list xml:id="list5915529875275147874" text:style-name="L1">
        <text:list-item>
          <text:p text:style-name="P22"><text:span text:style-name="T5">bool undone :</text:span><text:span text:style-name="T4"> Indique quelle est la dernière méthode appelée (Do ou Undo). Cette information est nécessaire pour la gestion de la mémoire lors de la destruction de certianes commandes.</text:span></text:p>
        </text:list-item>
      </text:list>
      <text:p text:style-name="P5"/>
      <text:p text:style-name="P7">Méthodes communes</text:p>
      <text:p text:style-name="P7"/>
      <text:list xml:id="list8995941469750084681" text:style-name="L2">
        <text:list-item>
          <text:p text:style-name="P29"><text:span text:style-name="T6">bool Do</text:span><text:span text:style-name="T1">(map&lt;string, Object*&gt; &amp; model) :</text:span> Exécute la commande et modifie le modèle si la commande est valide. Renvoie <text:span text:style-name="T1">true</text:span> en cas de succès, <text:span text:style-name="T1">false</text:span> en cas d'échec.</text:p>
        </text:list-item>
      </text:list>
      <text:list xml:id="list6574566616621216936" text:style-name="L3">
        <text:list-item>
          <text:p text:style-name="P30"><text:span text:style-name="T6">bool Undo</text:span><text:span text:style-name="T1">(map&lt;string, Object*&gt; &amp; model) :</text:span> Annule les changements effectués par Do et rétablit l'état du modèle précédent l'exécution de la commande. Renvoie <text:span text:style-name="T1">true</text:span> en cas de succès, <text:span text:style-name="T1">false</text:span> en cas d'échec.</text:p>
        </text:list-item>
      </text:list>
      <text:p text:style-name="P7"/>
      <text:p text:style-name="P10">Attributs spécifiques aux classes filles</text:p>
      <text:p text:style-name="P7"/>
      <text:list xml:id="list135029983" text:continue-list="list8995941469750084681" text:style-name="L2">
        <text:list-item>
          <text:p text:style-name="P29"><text:span text:style-name="T6">bool invalid : </text:span><text:span text:style-name="T7">Dans le cas des commandes d'ajout d'objets, stocke si l'objet construit est invalide (et donc inapte à être ajouté au modèle)</text:span></text:p>
        </text:list-item>
        <text:list-item>
          <text:p text:style-name="P32"><text:span text:style-name="T9">map&lt;string, Object*&gt; mapObjects :</text:span><text:span text:style-name="T7">Dans le cas des commandes impliquant des suppressions d'objets, stocke temporairement les adresses des objets supprimés pour pouvoir les rétablir en cas d'appel de Undo ou les supprimer définitivement lorsque la commande ne peut plus être annulée.</text:span></text:p>
        </text:list-item>
        <text:list-item>
          <text:p text:style-name="P29"><text:span text:style-name="T6">Object* object: </text:span><text:span text:style-name="T7">Dans le cas des commandes d'ajout d'objets, stocke l'adresse de l'objet pour pouvoir ensuite l'ajouter au modèle ou le retirer sans perte de mémoire.</text:span></text:p>
        </text:list-item>
      </text:list>
      <text:p text:style-name="P10"/>
      <text:p text:style-name="P15">Object</text:p>
      <text:p text:style-name="P15"/>
      <text:p text:style-name="P7">Rôle</text:p>
      <text:p text:style-name="P7"/>
      <text:p text:style-name="P2">La classe Object permet de stocker un objet et ses attributs, et d'effectuer des opérations simples sur cet objet (déplacement, vérification de l'appartenance d'un point à l'objet).</text:p>
      <text:p text:style-name="P2"/>
      <text:p text:style-name="P7">Attributs communs</text:p>
      <text:p text:style-name="P7"/>
      <text:list xml:id="list7409036819233612867" text:style-name="L4">
        <text:list-item>
          <text:p text:style-name="P26"><text:span text:style-name="T2">string name :</text:span><text:span text:style-name="T4"> Nom de l'objet.</text:span></text:p>
        </text:list-item>
      </text:list>
      <text:p text:style-name="P7"><text:soft-page-break/>Méthodes communes</text:p>
      <text:p text:style-name="P7"/>
      <text:list xml:id="list1858941090" text:continue-list="list135029983" text:style-name="L2">
        <text:list-item>
          <text:p text:style-name="P32">bool Contains(Point &amp; p) const : <text:span text:style-name="T3">Renvoie </text:span>true<text:span text:style-name="T3"> si le point est appartient à l'objet, </text:span>false<text:span text:style-name="T3"> sinon.</text:span></text:p>
        </text:list-item>
      </text:list>
      <text:list xml:id="list4776156619662258143" text:style-name="L5">
        <text:list-item>
          <text:p text:style-name="P31"><text:span text:style-name="T6">void Move</text:span><text:span text:style-name="T1">(int dx, int dy) :</text:span> Déplace l'objet suivant les données indiquées en paramètres.</text:p>
        </text:list-item>
        <text:list-item>
          <text:p text:style-name="P33">string GetName() const : <text:span text:style-name="T3">Renvoie le nom de l'objet.</text:span></text:p>
        </text:list-item>
        <text:list-item>
          <text:p text:style-name="P33">ostream &amp; doPrint(ostream &amp; os) : <text:span text:style-name="T3">Utilisée lors de la surcharge de l'opérateur &lt;&lt; (l'héritage empêchant une implémentation directe de cette surcharge)</text:span></text:p>
        </text:list-item>
        <text:list-item>
          <text:p text:style-name="P33">Object * clone() :<text:span text:style-name="T3"> Utilisée pour effectuer une copie dynamique d'un objet (nécessaire pour les objets complexes).</text:span></text:p>
        </text:list-item>
        <text:list-item>
          <text:p text:style-name="P33">ostream &amp; operator&lt;&lt;(ostream &amp; stream, Object &amp; object) :<text:span text:style-name="T3"> Surcharge de l'opérateur &lt;&lt; faisant appel à la méthode doPrint, spécifique à chaque objet. Utilisée pour les commandes LIST et SAVE.</text:span></text:p>
        </text:list-item>
      </text:list>
      <text:p text:style-name="P7"/>
      <text:p text:style-name="P10">Attributs spécifiques aux classes filles</text:p>
      <text:p text:style-name="P7"/>
      <text:list xml:id="list350413199" text:continue-list="list1858941090" text:style-name="L2">
        <text:list-item>
          <text:p text:style-name="P32"><text:span text:style-name="T9">vector&lt;Object *&gt; tabObjects :</text:span><text:span text:style-name="T7"> Dans le cas des objets complexes, vecteur des objets contenus dans l'objet complexe.</text:span></text:p>
        </text:list-item>
        <text:list-item>
          <text:p text:style-name="P32"><text:span text:style-name="T9">Point * tabPoints : </text:span><text:span text:style-name="T7">Dans le cas des objets simples, tableau des points constituant l'objet.</text:span></text:p>
        </text:list-item>
        <text:list-item>
          <text:p text:style-name="P32"><text:span text:style-name="T9">unsigned int nPoints :</text:span><text:span text:style-name="T7"> Dans le cas des objets simples, taille du tableau de points. (Cette taille est fixée à 2 pour les segments et rectanles)</text:span></text:p>
        </text:list-item>
      </text:list>
      <text:p text:style-name="P5"/>
      <text:p text:style-name="P35">Méthodes spécifiques aux classes filles</text:p>
      <text:p text:style-name="P7"/>
      <text:list xml:id="list145097918" text:continue-numbering="true" text:style-name="L2">
        <text:list-item>
          <text:p text:style-name="P32"><text:span text:style-name="T9">vector&lt;Object *&gt; GetTabObjects :</text:span><text:span text:style-name="T7"> Dans le cas des objets complexes, renvoie le vecteur des objets contenus dans l'objet complexe.</text:span></text:p>
        </text:list-item>
        <text:list-item>
          <text:p text:style-name="P32"><text:span text:style-name="T9">void AddObject(Object * o) :</text:span><text:span text:style-name="T7"> Dans le cas des objets complexes, ajoute une copie d'un objet au vecteur des objets contenus dans l'objet complexe.</text:span></text:p>
        </text:list-item>
        <text:list-item>
          <text:p text:style-name="P32"><text:span text:style-name="T9">void ClearObjects() : </text:span><text:span text:style-name="T7">Dans le cas des objets complexes, supprime les objets contenus dans l'objet complexe.</text:span></text:p>
        </text:list-item>
        <text:list-item>
          <text:p text:style-name="P32"><text:span text:style-name="T9">Point * GetTabPoints : </text:span><text:span text:style-name="T7">Dans le cas des objets simples, renvoie le tableau des points constituant l'objet.</text:span></text:p>
        </text:list-item>
        <text:list-item>
          <text:p text:style-name="P23">unsigned int GetSize()<text:span text:style-name="T3"> : Dans le cas des objets simples, taille du tableau de points. (Cette taille est fixée à 2 pour les segments et rectanles)</text:span></text:p>
        </text:list-item>
      </text:list>
      <text:p text:style-name="P36"/>
      <text:p text:style-name="P37">Types Dépendants</text:p>
      <text:p text:style-name="P6"/>
      <text:p text:style-name="P18"><text:span text:style-name="T9">— </text:span><text:span text:style-name="T10">map&lt;string, Object* &gt;::iterator iter_ref : </text:span><text:span text:style-name="T8">itérateur qui permet de parcourir le modèle.</text:span></text:p>
      <text:p text:style-name="P17"/>
      <text:p text:style-name="P13">Point</text:p>
      <text:p text:style-name="P13"/>
      <text:p text:style-name="P9">Rôle </text:p>
      <text:p text:style-name="P9"/>
      <text:p text:style-name="P4">La classe Point contient les coordonnées d'un point et permet son déplacement. Elle est utilisée comme composante des formes simples et dans le cas de la commande HIT.</text:p>
      <text:p text:style-name="P9">Attributs</text:p>
      <text:p text:style-name="P9"/>
      <text:list xml:id="list2434616370437624548" text:style-name="L6">
        <text:list-item>
          <text:p text:style-name="P24"><text:span text:style-name="T5">int x</text:span> : <text:span text:style-name="T3">Coordonnée horizontale du point.</text:span></text:p>
        </text:list-item>
        <text:list-item>
          <text:p text:style-name="P24">Int y : <text:span text:style-name="T3">Coordonnée verticale du point.</text:span></text:p>
        </text:list-item>
      </text:list>
      <text:p text:style-name="P9"><text:soft-page-break/>Méthodes</text:p>
      <text:p text:style-name="P9"/>
      <text:list xml:id="list6398732929079614541" text:style-name="L7">
        <text:list-item>
          <text:p text:style-name="P28"><text:span text:style-name="T1">int GetX() : </text:span><text:span text:style-name="T3">Renvoie la coordonnée horizontale du point.</text:span></text:p>
        </text:list-item>
        <text:list-item>
          <text:p text:style-name="P28"><text:span text:style-name="T1">int GetY() : </text:span><text:span text:style-name="T3">Renvoie la coordonnée verticale du point.</text:span></text:p>
        </text:list-item>
        <text:list-item>
          <text:p text:style-name="P28"><text:span text:style-name="T1">void SetX(int x) : </text:span><text:span text:style-name="T3">Modifie la coordonnée horizontale du point.</text:span></text:p>
        </text:list-item>
        <text:list-item>
          <text:p text:style-name="P25">void SetY(int y) :<text:span text:style-name="T3"> Modifie la coordonnée verticale du point.</text:span></text:p>
        </text:list-item>
        <text:list-item>
          <text:p text:style-name="P28"><text:span text:style-name="T1">void Move(int dx, int dy) :</text:span><text:span text:style-name="T3"> Déplace le point suivant un vecteur (dx, dy).</text:span></text:p>
        </text:list-item>
      </text:list>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1T14:04:10.704473601</meta:creation-date>
    <dc:date>2016-02-05T17:11:46</dc:date>
    <meta:editing-duration>PT6H17M46S</meta:editing-duration>
    <meta:editing-cycles>74</meta:editing-cycles>
    <meta:generator>OpenOffice/4.1.1$Unix OpenOffice.org_project/411m6$Build-9775</meta:generator>
    <dc:creator>Nicolas Sorin</dc:creator>
    <meta:document-statistic meta:table-count="0" meta:image-count="0" meta:object-count="0" meta:page-count="4" meta:paragraph-count="66" meta:word-count="1093" meta:character-count="6794"/>
  </office:meta>
</office:document-meta>
</file>